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68128">
            <text:p>68128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67803">
            <text:p>67803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7802">
            <text:p>67802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67802">
            <text:p>67802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67802">
            <text:p>67802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67801">
            <text:p>67801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67799">
            <text:p>67799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67798">
            <text:p>67798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67794">
            <text:p>67794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67790">
            <text:p>67790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67786">
            <text:p>67786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67781">
            <text:p>6778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67773">
            <text:p>67773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67760">
            <text:p>67760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67743">
            <text:p>67743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67707">
            <text:p>67707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67666">
            <text:p>67666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67592">
            <text:p>67592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67466">
            <text:p>67466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67332">
            <text:p>6733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67217">
            <text:p>67217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67103">
            <text:p>67103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66907">
            <text:p>66907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66337">
            <text:p>66337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65914">
            <text:p>65914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65596">
            <text:p>65596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65187">
            <text:p>65187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64786">
            <text:p>64786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64287">
            <text:p>64287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64084">
            <text:p>64084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64084">
            <text:p>64084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62662">
            <text:p>62662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62442">
            <text:p>62442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62031">
            <text:p>62031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61682">
            <text:p>61682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59989">
            <text:p>59989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58182">
            <text:p>58182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56249">
            <text:p>56249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54406">
            <text:p>54406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48206">
            <text:p>48206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33366">
            <text:p>33366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33366">
            <text:p>33366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31728">
            <text:p>31728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29631">
            <text:p>29631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27100">
            <text:p>2710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24953">
            <text:p>24953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22112">
            <text:p>22112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19665">
            <text:p>19665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16678">
            <text:p>16678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13522">
            <text:p>13522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11177">
            <text:p>11177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7153">
            <text:p>7153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5806">
            <text:p>5806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4903">
            <text:p>4903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3554">
            <text:p>3554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3554">
            <text:p>3554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444">
            <text:p>44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2:5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2:53:18.88</meta:creation-date>
    <meta:generator>OpenOffice/4.1.2$Win32 OpenOffice.org_project/412m3$Build-9782</meta:generator>
    <dc:date>2020-05-01T12:56:48.43</dc:date>
    <meta:editing-duration>PT3M29S</meta:editing-duration>
    <meta:editing-cycles>1</meta:editing-cycles>
    <meta:document-statistic meta:table-count="3" meta:cell-count="200" meta:object-count="0"/>
  </office:meta>
</office:document-meta>
</file>